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1.3453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0.6882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7098in"/>
    </style:style>
    <style:style style:name="co10" style:family="table-column">
      <style:table-column-properties fo:break-before="auto" style:column-width="0.498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173in"/>
    </style:style>
    <style:style style:name="co14" style:family="table-column">
      <style:table-column-properties fo:break-before="auto" style:column-width="0.6161in"/>
    </style:style>
    <style:style style:name="co15" style:family="table-column">
      <style:table-column-properties fo:break-before="auto" style:column-width="0.702in"/>
    </style:style>
    <style:style style:name="co16" style:family="table-column">
      <style:table-column-properties fo:break-before="auto" style:column-width="1.2909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border-bottom="0.0008in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wrap-option="wrap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PU+GPU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Iterations times (-disk IO)</text:p>
          </table:table-cell>
          <table:table-cell table:style-name="ce1" office:value-type="string">
            <text:p>comp prep times</text:p>
          </table:table-cell>
          <table:table-cell office:value-type="string">
            <text:p>comp times (-disk IO –prep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101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362.786">
            <text:p>362.786</text:p>
          </table:table-cell>
          <table:table-cell table:style-name="ce1"/>
          <table:table-cell/>
          <table:table-cell table:style-name="ce1" table:formula="of:=MAX([.F2:.F3])" office:value-type="float" office:value="362.786">
            <text:p>362.786</text:p>
          </table:table-cell>
          <table:table-cell table:style-name="ce1" table:formula="of:=([.I2]/[.A2])/[.C2]" office:value-type="float" office:value="0.00000725572">
            <text:p>7.25572E-00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156.414">
            <text:p>156.414</text:p>
          </table:table-cell>
          <table:table-cell table:style-name="ce1"/>
          <table:table-cell/>
          <table:table-cell table:style-name="ce1" table:formula="of:=MAX([.F4:.F5])" office:value-type="float" office:value="156.414">
            <text:p>156.414</text:p>
          </table:table-cell>
          <table:table-cell table:style-name="ce1" table:formula="of:=([.I4]/[.A4])/[.C4]" office:value-type="float" office:value="0.00000312828">
            <text:p>3.12828E-006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54.037">
            <text:p>154.037</text:p>
          </table:table-cell>
          <table:table-cell table:number-columns-repeated="1018"/>
        </table:table-row>
        <table:table-row table:style-name="ro2">
          <table:table-cell office:value-type="string">
            <text:p>!!!!!!!!!!!</text:p>
          </table:table-cell>
          <table:table-cell table:number-columns-repeated="1023"/>
        </table:table-row>
        <table:table-row table:style-name="ro2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">
            <text:p>25000</text:p>
          </table:table-cell>
          <table:table-cell table:style-name="ce1" office:value-type="float" office:value="13.2984">
            <text:p>13.2984</text:p>
          </table:table-cell>
          <table:table-cell table:style-name="ce1"/>
          <table:table-cell/>
          <table:table-cell table:style-name="ce1" table:formula="of:=MAX([.F7:.F10])" office:value-type="float" office:value="13.2984">
            <text:p>13.2984</text:p>
          </table:table-cell>
          <table:table-cell table:style-name="ce1" table:formula="of:=([.I7]/[.A7])/[.C7]" office:value-type="float" office:value="0.00000265968">
            <text:p>2.65968E-006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3.2066">
            <text:p>13.2066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13.2455">
            <text:p>13.2455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13.2133">
            <text:p>13.213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41.0457">
            <text:p>41.0457</text:p>
          </table:table-cell>
          <table:table-cell table:style-name="ce1"/>
          <table:table-cell/>
          <table:table-cell table:style-name="ce1" table:formula="of:=MAX([.F12:.F19])" office:value-type="float" office:value="41.5634">
            <text:p>41.5634</text:p>
          </table:table-cell>
          <table:table-cell table:style-name="ce1" table:formula="of:=([.I12]/[.A12])/[.C12]" office:value-type="float" office:value="0.000000831268">
            <text:p>8.31268E-007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40.909">
            <text:p>40.909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1.5634">
            <text:p>41.5634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0.8767">
            <text:p>40.8767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0.5086">
            <text:p>40.5086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0.6739">
            <text:p>40.6739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0.7182">
            <text:p>40.7182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41.0568">
            <text:p>41.056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office:value-type="float" office:value="31.6464">
            <text:p>31.6464</text:p>
          </table:table-cell>
          <table:table-cell table:style-name="ce1"/>
          <table:table-cell/>
          <table:table-cell table:style-name="ce1" table:formula="of:=MAX([.F21:.F36])" office:value-type="float" office:value="35.135">
            <text:p>35.135</text:p>
          </table:table-cell>
          <table:table-cell table:style-name="ce1" table:formula="of:=([.I21]/[.A21])/[.C21]" office:value-type="float" office:value="0.0000007027">
            <text:p>7.027E-007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31.136">
            <text:p>31.136</text:p>
          </table:table-cell>
          <table:table-cell table:number-columns-repeated="4"/>
          <table:table-cell>
            <draw:frame table:end-cell-address="'CPU+GPU'.P59" table:end-x="0.9012in" table:end-y="0.1634in" draw:z-index="0" draw:style-name="gr1" svg:width="5.9406in" svg:height="6.6421in" svg:x="1.1874in" svg:y="0.1768in">
              <draw:object draw:notify-on-update-of-ranges="'CPU+GPU'.D2:'CPU+GPU'.D21 'CPU+GPU'.J2:'CPU+GPU'.J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float" office:value="30.6865">
            <text:p>30.6865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1.6068">
            <text:p>31.6068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2.1624">
            <text:p>32.1624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2.9403">
            <text:p>32.940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2.031">
            <text:p>32.03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1.1427">
            <text:p>31.142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9997">
            <text:p>30.999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669">
            <text:p>30.669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5.135">
            <text:p>35.135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8772">
            <text:p>30.877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6824">
            <text:p>30.6824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1.1977">
            <text:p>31.197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1.0296">
            <text:p>31.029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30.6306">
            <text:p>30.6306</text:p>
          </table:table-cell>
          <table:table-cell table:number-columns-repeated="1018"/>
        </table:table-row>
        <table:table-row table:style-name="ro2">
          <table:table-cell table:style-name="ce2" table:number-columns-repeated="7"/>
          <table:table-cell/>
          <table:table-cell table:style-name="ce2" table:number-columns-repeated="1016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38]/[.D38]" office:value-type="float" office:value="12500">
            <text:p>12500</text:p>
          </table:table-cell>
          <table:table-cell table:style-name="ce3" office:value-type="float" office:value="21.2543">
            <text:p>21.2543</text:p>
          </table:table-cell>
          <table:table-cell table:style-name="ce3"/>
          <table:table-cell/>
          <table:table-cell table:style-name="ce3" table:formula="of:=MAX([.F38:.F39])" office:value-type="float" office:value="21.5055">
            <text:p>21.5055</text:p>
          </table:table-cell>
          <table:table-cell table:style-name="ce1" table:formula="of:=([.I38]/[.A38])/[.C38]" office:value-type="float" office:value="0.0000043011">
            <text:p>4.3011E-006</text:p>
          </table:table-cell>
          <table:table-cell table:style-name="ce3"/>
          <table:table-cell table:style-name="ce2" table:number-columns-repeated="1013"/>
        </table:table-row>
        <table:table-row table:style-name="ro2">
          <table:table-cell table:style-name="ce3" table:number-columns-repeated="5"/>
          <table:table-cell table:style-name="ce3" office:value-type="float" office:value="21.5055">
            <text:p>21.5055</text:p>
          </table:table-cell>
          <table:table-cell table:style-name="ce3"/>
          <table:table-cell/>
          <table:table-cell table:style-name="ce3" table:number-columns-repeated="3"/>
          <table:table-cell table:style-name="ce2" table:number-columns-repeated="1013"/>
        </table:table-row>
        <table:table-row table:style-name="ro2" table:number-rows-repeated="6">
          <table:table-cell table:style-name="ce3" table:number-columns-repeated="7"/>
          <table:table-cell/>
          <table:table-cell table:style-name="ce3" table:number-columns-repeated="3"/>
          <table:table-cell table:style-name="ce2" table:number-columns-repeated="101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46]/[.D46]" office:value-type="float" office:value="12500">
            <text:p>12500</text:p>
          </table:table-cell>
          <table:table-cell office:value-type="float" office:value="7.98173">
            <text:p>7.98173</text:p>
          </table:table-cell>
          <table:table-cell table:style-name="ce1" office:value-type="float" office:value="1.2285">
            <text:p>1.2285</text:p>
          </table:table-cell>
          <table:table-cell table:style-name="ce3" table:formula="of:=[.F46]-[.G46]" office:value-type="float" office:value="6.75323">
            <text:p>6.75323</text:p>
          </table:table-cell>
          <table:table-cell table:style-name="ce1" table:formula="of:=MAX([.H46:.H53])" office:value-type="float" office:value="7.2438">
            <text:p>7.2438</text:p>
          </table:table-cell>
          <table:table-cell table:style-name="ce1" table:formula="of:=([.I46]/[.A46])/[.C46]" office:value-type="float" office:value="0.00000144876">
            <text:p>1.44876E-006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7.99703">
            <text:p>7.99703</text:p>
          </table:table-cell>
          <table:table-cell office:value-type="float" office:value="0.937922">
            <text:p>0.937922</text:p>
          </table:table-cell>
          <table:table-cell table:style-name="ce3" table:formula="of:=[.F47]-[.G47]" office:value-type="float" office:value="7.059108">
            <text:p>7.059108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8.01098">
            <text:p>8.01098</text:p>
          </table:table-cell>
          <table:table-cell office:value-type="float" office:value="1.22111">
            <text:p>1.22111</text:p>
          </table:table-cell>
          <table:table-cell table:style-name="ce3" table:formula="of:=[.F48]-[.G48]" office:value-type="float" office:value="6.78987">
            <text:p>6.78987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8.00164">
            <text:p>8.00164</text:p>
          </table:table-cell>
          <table:table-cell office:value-type="float" office:value="0.937971">
            <text:p>0.937971</text:p>
          </table:table-cell>
          <table:table-cell table:style-name="ce3" table:formula="of:=[.F49]-[.G49]" office:value-type="float" office:value="7.063669">
            <text:p>7.063669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8.09225">
            <text:p>8.09225</text:p>
          </table:table-cell>
          <table:table-cell office:value-type="float" office:value="1.22919">
            <text:p>1.22919</text:p>
          </table:table-cell>
          <table:table-cell table:style-name="ce3" table:formula="of:=[.F50]-[.G50]" office:value-type="float" office:value="6.86306">
            <text:p>6.8630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8.18128">
            <text:p>8.18128</text:p>
          </table:table-cell>
          <table:table-cell office:value-type="float" office:value="0.93748">
            <text:p>0.93748</text:p>
          </table:table-cell>
          <table:table-cell table:style-name="ce3" table:formula="of:=[.F51]-[.G51]" office:value-type="float" office:value="7.2438">
            <text:p>7.2438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7.97189">
            <text:p>7.97189</text:p>
          </table:table-cell>
          <table:table-cell office:value-type="float" office:value="1.53562">
            <text:p>1.53562</text:p>
          </table:table-cell>
          <table:table-cell table:style-name="ce3" table:formula="of:=[.F52]-[.G52]" office:value-type="float" office:value="6.43627">
            <text:p>6.43627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7.8552">
            <text:p>7.8552</text:p>
          </table:table-cell>
          <table:table-cell office:value-type="float" office:value="1.21894">
            <text:p>1.21894</text:p>
          </table:table-cell>
          <table:table-cell table:style-name="ce3" table:formula="of:=[.F53]-[.G53]" office:value-type="float" office:value="6.63626">
            <text:p>6.63626</text:p>
          </table:table-cell>
          <table:table-cell table:number-columns-repeated="1016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lab" table:style-name="ta2" table:print="false">
        <table:table-column table:style-name="co3" table:number-columns-repeated="6" table:default-cell-style-name="ce1"/>
        <table:table-row table:style-name="ro3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times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4">
          <table:table-cell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table:style-name="ce4" office:value-type="float" office:value="475.4308">
            <text:p>475.4308</text:p>
          </table:table-cell>
          <table:table-cell table:formula="of:=AVERAGE([.D2])" office:value-type="float" office:value="475.4308">
            <text:p>475.4308</text:p>
          </table:table-cell>
          <table:table-cell table:formula="of:=([.E2]/[.A2])/[.C2]" office:value-type="float" office:value="0.000173287213879574">
            <text:p>0.0001732872</text:p>
          </table:table-cell>
        </table:table-row>
      </table:table>
      <table:table table:name="CPU single node" table:style-name="ta2" table:print="false">
        <office:forms form:automatic-focus="false" form:apply-design-mode="false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4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CPU cores</text:p>
          </table:table-cell>
          <table:table-cell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2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formula="of:=[.A2]/[.D2]" office:value-type="float" office:value="1000000">
            <text:p>1000000</text:p>
          </table:table-cell>
          <table:table-cell table:style-name="ce1" office:value-type="float" office:value="448.297">
            <text:p>448.297</text:p>
          </table:table-cell>
          <table:table-cell table:style-name="ce1" table:formula="of:=MAX([.F2])" office:value-type="float" office:value="448.297">
            <text:p>448.297</text:p>
          </table:table-cell>
          <table:table-cell table:style-name="ce1" table:formula="of:=([.G2]/[.A2])/[.C2]" office:value-type="float" office:value="0.00000896594">
            <text:p>8.96594E-006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1"/>
          <table:table-cell table:number-columns-repeated="6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A4]/[.D4]" office:value-type="float" office:value="500000">
            <text:p>500000</text:p>
          </table:table-cell>
          <table:table-cell office:value-type="float" office:value="203.842">
            <text:p>203.842</text:p>
          </table:table-cell>
          <table:table-cell table:style-name="ce1" table:formula="of:=MAX([.F4:.F5])" office:value-type="float" office:value="212.068">
            <text:p>212.068</text:p>
          </table:table-cell>
          <table:table-cell table:style-name="ce1" table:formula="of:=([.G4]/[.A4])/[.C4]" office:value-type="float" office:value="0.00000424136">
            <text:p>4.24136E-006</text:p>
          </table:table-cell>
          <table:table-cell table:number-columns-repeated="2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2">
            <text:p>2</text:p>
          </table:table-cell>
          <table:table-cell table:formula="of:=[.A5]/[.D5]" office:value-type="float" office:value="500000">
            <text:p>500000</text:p>
          </table:table-cell>
          <table:table-cell office:value-type="float" office:value="212.068">
            <text:p>212.068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A7]/[.D7]" office:value-type="float" office:value="250000">
            <text:p>250000</text:p>
          </table:table-cell>
          <table:table-cell office:value-type="float" office:value="129.961">
            <text:p>129.961</text:p>
          </table:table-cell>
          <table:table-cell table:style-name="ce1" table:formula="of:=MAX([.F7:.F10])" office:value-type="float" office:value="134.575">
            <text:p>134.575</text:p>
          </table:table-cell>
          <table:table-cell table:style-name="ce1" table:formula="of:=([.G7]/[.A7])/[.C7]" office:value-type="float" office:value="0.0000026915">
            <text:p>2.6915E-006</text:p>
          </table:table-cell>
          <table:table-cell table:number-columns-repeated="2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8]/[.D8]" office:value-type="float" office:value="250000">
            <text:p>250000</text:p>
          </table:table-cell>
          <table:table-cell office:value-type="float" office:value="134.159">
            <text:p>134.159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9]/[.D9]" office:value-type="float" office:value="250000">
            <text:p>250000</text:p>
          </table:table-cell>
          <table:table-cell office:value-type="float" office:value="134.575">
            <text:p>134.575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10]/[.D10]" office:value-type="float" office:value="250000">
            <text:p>250000</text:p>
          </table:table-cell>
          <table:table-cell office:value-type="float" office:value="130.262">
            <text:p>130.262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1"/>
          <table:table-cell table:number-columns-repeated="7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A12]/[.D12]" office:value-type="float" office:value="125000">
            <text:p>125000</text:p>
          </table:table-cell>
          <table:table-cell office:value-type="float" office:value="86.0249">
            <text:p>86.0249</text:p>
          </table:table-cell>
          <table:table-cell table:style-name="ce1" table:formula="of:=MAX([.F12:.F19])" office:value-type="float" office:value="88.4819">
            <text:p>88.4819</text:p>
          </table:table-cell>
          <table:table-cell table:style-name="ce1" table:formula="of:=([.G12]/[.A12])/[.C12]" office:value-type="float" office:value="0.000001769638">
            <text:p>1.769638E-006</text:p>
          </table:table-cell>
          <table:table-cell table:number-columns-repeated="2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3]/[.D13]" office:value-type="float" office:value="125000">
            <text:p>125000</text:p>
          </table:table-cell>
          <table:table-cell office:value-type="float" office:value="88.4819">
            <text:p>88.4819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4]/[.D14]" office:value-type="float" office:value="125000">
            <text:p>125000</text:p>
          </table:table-cell>
          <table:table-cell office:value-type="float" office:value="87.2355">
            <text:p>87.2355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5]/[.D15]" office:value-type="float" office:value="125000">
            <text:p>125000</text:p>
          </table:table-cell>
          <table:table-cell office:value-type="float" office:value="87.4647">
            <text:p>87.4647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6]/[.D16]" office:value-type="float" office:value="125000">
            <text:p>125000</text:p>
          </table:table-cell>
          <table:table-cell office:value-type="float" office:value="86.2982">
            <text:p>86.2982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7]/[.D17]" office:value-type="float" office:value="125000">
            <text:p>125000</text:p>
          </table:table-cell>
          <table:table-cell office:value-type="float" office:value="85.5945">
            <text:p>85.5945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8]/[.D18]" office:value-type="float" office:value="125000">
            <text:p>125000</text:p>
          </table:table-cell>
          <table:table-cell office:value-type="float" office:value="86.5448">
            <text:p>86.5448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9]/[.D19]" office:value-type="float" office:value="125000">
            <text:p>125000</text:p>
          </table:table-cell>
          <table:table-cell office:value-type="float" office:value="87.2427">
            <text:p>87.2427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Default">
            <draw:frame table:end-cell-address="'CPU single node'.H45" table:end-x="0.6354in" table:end-y="0.1618in" draw:z-index="0" draw:style-name="gr1" svg:width="5.7618in" svg:height="4.4831in" svg:x="0.4118in" svg:y="0.1067in">
              <draw:object draw:notify-on-update-of-ranges="'CPU single node'.D2:'CPU single node'.D12 'CPU single node'.H2:'CPU single node'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5">
          <table:table-cell table:number-columns-repeated="2"/>
          <table:table-cell table:style-name="ce1"/>
          <table:table-cell table:number-columns-repeated="2"/>
          <table:table-cell table:style-name="ce5"/>
          <table:table-cell table:style-name="ce1" table:number-columns-repeated="2"/>
          <table:table-cell table:number-columns-repeated="2"/>
        </table:table-row>
      </table:table>
      <table:table table:name="CPU multi node" table:style-name="ta2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3" table:number-columns-repeated="1014" table:default-cell-style-name="Default"/>
        <table:table-row table:style-name="ro4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style-name="ce6" table:number-columns-repeated="1014"/>
        </table:table-row>
        <table:table-row table:style-name="ro5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table:formula="of:=['CPU single node'.F2]" office:value-type="float" office:value="448.297">
            <text:p>448.297</text:p>
          </table:table-cell>
          <table:table-cell table:style-name="ce1" table:formula="of:=['CPU single node'.G2]" office:value-type="float" office:value="448.297">
            <text:p>448.297</text:p>
          </table:table-cell>
          <table:table-cell table:style-name="ce1" table:formula="of:=['CPU single node'.H2]" office:value-type="float" office:value="0.00000896594">
            <text:p>8.96594E-006</text:p>
          </table:table-cell>
          <table:table-cell table:number-columns-repeated="1014"/>
        </table:table-row>
        <table:table-row table:style-name="ro5">
          <table:table-cell table:style-name="ce1" table:number-columns-repeated="10"/>
          <table:table-cell table:number-columns-repeated="1014"/>
        </table:table-row>
        <table:table-row table:style-name="ro5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table:formula="of:=['CPU single node'.F4]" office:value-type="float" office:value="203.842">
            <text:p>203.842</text:p>
          </table:table-cell>
          <table:table-cell table:style-name="ce1" table:formula="of:=['CPU single node'.G4]" office:value-type="float" office:value="212.068">
            <text:p>212.068</text:p>
          </table:table-cell>
          <table:table-cell table:style-name="ce1" table:formula="of:=['CPU single node'.H4]" office:value-type="float" office:value="0.00000424136">
            <text:p>4.24136E-006</text:p>
          </table:table-cell>
          <table:table-cell table:number-columns-repeated="1014"/>
        </table:table-row>
        <table:table-row table:style-name="ro5">
          <table:table-cell table:style-name="ce1" table:number-columns-repeated="7"/>
          <table:table-cell table:style-name="ce1" table:formula="of:=['CPU single node'.F5]" office:value-type="float" office:value="212.068">
            <text:p>212.068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office:value-type="float" office:value="106.615">
            <text:p>106.615</text:p>
          </table:table-cell>
          <table:table-cell table:style-name="ce1" table:formula="of:=MAX([.H7:.H10])" office:value-type="float" office:value="106.615">
            <text:p>106.615</text:p>
          </table:table-cell>
          <table:table-cell table:style-name="ce1" table:formula="of:=([.I7]/[.A7])/[.C7]" office:value-type="float" office:value="0.0000021323">
            <text:p>2.1323E-006</text:p>
          </table:table-cell>
          <table:table-cell table:number-columns-repeated="1014"/>
        </table:table-row>
        <table:table-row table:style-name="ro5">
          <table:table-cell table:style-name="ce1" table:number-columns-repeated="4"/>
          <table:table-cell/>
          <table:table-cell table:style-name="ce1" table:number-columns-repeated="2"/>
          <table:table-cell office:value-type="float" office:value="106.425">
            <text:p>106.425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style-name="ce1" table:number-columns-repeated="4"/>
          <table:table-cell/>
          <table:table-cell table:style-name="ce1" table:number-columns-repeated="2"/>
          <table:table-cell office:value-type="float" office:value="105.006">
            <text:p>105.006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number-columns-repeated="7"/>
          <table:table-cell office:value-type="float" office:value="105.208">
            <text:p>105.208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office:value-type="float" office:value="49.6679">
            <text:p>49.6679</text:p>
          </table:table-cell>
          <table:table-cell table:style-name="ce1" table:formula="of:=MAX([.H12:.H19])" office:value-type="float" office:value="60.5113">
            <text:p>60.5113</text:p>
          </table:table-cell>
          <table:table-cell table:style-name="ce1" table:formula="of:=([.I12]/[.A12])/[.C12]" office:value-type="float" office:value="0.000001210226">
            <text:p>1.210226E-006</text:p>
          </table:table-cell>
          <table:table-cell table:number-columns-repeated="1014"/>
        </table:table-row>
        <table:table-row table:style-name="ro5">
          <table:table-cell table:number-columns-repeated="7"/>
          <table:table-cell office:value-type="float" office:value="49.3425">
            <text:p>49.3425</text:p>
          </table:table-cell>
          <table:table-cell table:style-name="ce5"/>
          <table:table-cell table:number-columns-repeated="1015"/>
        </table:table-row>
        <table:table-row table:style-name="ro5">
          <table:table-cell table:number-columns-repeated="7"/>
          <table:table-cell office:value-type="float" office:value="49.6956">
            <text:p>49.6956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49.5613">
            <text:p>49.5613</text:p>
          </table:table-cell>
          <table:table-cell table:number-columns-repeated="1016"/>
        </table:table-row>
        <table:table-row table:style-name="ro5">
          <table:table-cell table:style-name="ce1" table:number-columns-repeated="4"/>
          <table:table-cell table:number-columns-repeated="2"/>
          <table:table-cell table:style-name="ce1"/>
          <table:table-cell office:value-type="float" office:value="60.5113">
            <text:p>60.5113</text:p>
          </table:table-cell>
          <table:table-cell table:number-columns-repeated="1016"/>
        </table:table-row>
        <table:table-row table:style-name="ro5">
          <table:table-cell table:style-name="ce1" table:number-columns-repeated="4"/>
          <table:table-cell table:number-columns-repeated="2"/>
          <table:table-cell table:style-name="ce1"/>
          <table:table-cell office:value-type="float" office:value="57.5545">
            <text:p>57.5545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number-columns-repeated="7"/>
          <table:table-cell office:value-type="float" office:value="58.0801">
            <text:p>58.0801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56.922">
            <text:p>56.922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office:value-type="float" office:value="26.6625">
            <text:p>26.6625</text:p>
          </table:table-cell>
          <table:table-cell table:style-name="ce1" table:formula="of:=MAX([.H21:.H36])" office:value-type="float" office:value="30.6467">
            <text:p>30.6467</text:p>
          </table:table-cell>
          <table:table-cell table:style-name="ce1" table:formula="of:=([.I21]/[.A21])/[.C21]" office:value-type="float" office:value="0.000000612934">
            <text:p>6.12934E-007</text:p>
          </table:table-cell>
          <table:table-cell table:number-columns-repeated="1014"/>
        </table:table-row>
        <table:table-row table:style-name="ro5">
          <table:table-cell table:number-columns-repeated="7"/>
          <table:table-cell office:value-type="float" office:value="26.5733">
            <text:p>26.5733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4994">
            <text:p>26.4994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4986">
            <text:p>26.4986</text:p>
          </table:table-cell>
          <table:table-cell table:number-columns-repeated="1016"/>
        </table:table-row>
        <table:table-row table:style-name="ro5">
          <table:table-cell>
            <draw:frame table:end-cell-address="'CPU multi node'.H51" table:end-x="0.2748in" table:end-y="0.0421in" draw:z-index="0" draw:style-name="gr1" svg:width="5.5693in" svg:height="4.6346in" svg:x="0.1087in" svg:y="0.0122in">
              <draw:object draw:notify-on-update-of-ranges="'CPU multi node'.F2:'CPU multi node'.F21 'CPU multi node'.J2:'CPU multi node'.J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office:value-type="float" office:value="30.6467">
            <text:p>30.6467</text:p>
          </table:table-cell>
          <table:table-cell table:number-columns-repeated="1016"/>
        </table:table-row>
        <table:table-row table:style-name="ro5">
          <table:table-cell table:style-name="ce1" table:number-columns-repeated="4"/>
          <table:table-cell table:number-columns-repeated="2"/>
          <table:table-cell table:style-name="ce1"/>
          <table:table-cell table:style-name="ce5" office:value-type="float" office:value="27.2218">
            <text:p>27.2218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number-columns-repeated="7"/>
          <table:table-cell office:value-type="float" office:value="29.1478">
            <text:p>29.1478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7.8814">
            <text:p>27.8814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7092">
            <text:p>26.7092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7.5059">
            <text:p>27.5059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7.9451">
            <text:p>27.9451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8268">
            <text:p>26.8268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7384">
            <text:p>26.7384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6378">
            <text:p>26.6378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0396">
            <text:p>26.0396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6924">
            <text:p>26.6924</text:p>
          </table:table-cell>
          <table:table-cell table:number-columns-repeated="1016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4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5-09T14:13:58</dc:date>
    <meta:print-date>1969-12-31T16:00:00</meta:print-date>
    <dc:creator>Peter Bailey</dc:creator>
    <meta:editing-duration>PT25H32M07S</meta:editing-duration>
    <meta:editing-cycles>65</meta:editing-cycles>
    <meta:generator>OpenOffice.org/3.2$Unix OpenOffice.org_project/320m19$Build-9505</meta:generator>
    <meta:document-statistic meta:table-count="4" meta:cell-count="310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6.872cm" xlink:href=".." chart:class="chart:scatter" chart:style-name="ch1">
        <chart:title svg:x="5.269cm" svg:y="0.338cm" chart:style-name="ch2">
          <text:p>GPU PLM on Longhorn</text:p>
        </chart:title>
        <chart:plot-area chart:style-name="ch3" table:cell-range-address="'CPU+GPU'.D2:'CPU+GPU'.D21 'CPU+GPU'.J2:'CPU+GPU'.J21" svg:x="0.401cm" svg:y="1.178cm" svg:width="14.388cm" svg:height="15.221cm">
          <chart:axis chart:dimension="x" chart:name="primary-x" chart:style-name="ch4">
            <chart:title svg:x="7.457cm" svg:y="16.164cm" chart:style-name="ch5">
              <text:p>GPUs</text:p>
            </chart:title>
          </chart:axis>
          <chart:axis chart:dimension="y" chart:name="primary-y" chart:style-name="ch6">
            <chart:title svg:x="0.302cm" svg:y="10.354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+GPU'.J2:'CPU+GPU'.J21" chart:class="chart:scatter">
            <chart:domain table:cell-range-address="'CPU+GPU'.D2:'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21">1</text:p>
              </table:table-cell>
              <table:table-cell office:value-type="float" office:value="0.00000725572">
                <text:p text:id="'CPU+GPU'.J2:'CPU+GPU'.J21">0.000007255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312828">
                <text:p>0.00000312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5968">
                <text:p>0.00000265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0831268">
                <text:p>0.000000831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7027">
                <text:p>0.0000007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11.388cm" xlink:href=".." chart:class="chart:scatter" chart:style-name="ch1">
        <chart:title svg:x="4.593cm" svg:y="0.228cm" chart:style-name="ch2">
          <text:p>CPU MPI PLM on Longhorn</text:p>
        </chart:title>
        <chart:plot-area chart:style-name="ch3" table:cell-range-address="'CPU single node'.D2:'CPU single node'.D12 'CPU single node'.H2:'CPU single node'.H12" svg:x="0.383cm" svg:y="0.958cm" svg:width="13.961cm" svg:height="10.177cm">
          <chart:axis chart:dimension="x" chart:name="primary-x" chart:style-name="ch4">
            <chart:title svg:x="6.868cm" svg:y="10.79cm" chart:style-name="ch5">
              <text:p>CPU cores</text:p>
            </chart:title>
          </chart:axis>
          <chart:axis chart:dimension="y" chart:name="primary-y" chart:style-name="ch6">
            <chart:title svg:x="0.293cm" svg:y="7.61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single node'.H2:'CPU single node'.H12" chart:class="chart:scatter">
            <chart:domain table:cell-range-address="'CPU single node'.D2:'CPU single node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single node'.D2:'CPU single node'.D12">1</text:p>
              </table:table-cell>
              <table:table-cell office:value-type="float" office:value="0.00000896594">
                <text:p text:id="'CPU single node'.H2:'CPU single node'.H12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915">
                <text:p>0.000002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769638">
                <text:p>0.000001769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1.773cm" xlink:href=".." chart:class="chart:scatter" chart:style-name="ch1">
        <chart:title svg:x="4.348cm" svg:y="0.236cm" chart:style-name="ch2">
          <text:p>CPU MPI PLM on Longhorn</text:p>
        </chart:title>
        <chart:plot-area chart:style-name="ch3" table:cell-range-address="'CPU multi node'.F2:'CPU multi node'.F21 'CPU multi node'.J2:'CPU multi node'.J21" svg:x="0.363cm" svg:y="0.974cm" svg:width="13.502cm" svg:height="10.53cm">
          <chart:axis chart:dimension="x" chart:name="primary-x" chart:style-name="ch4">
            <chart:title svg:x="6.275cm" svg:y="11.167cm" chart:style-name="ch5">
              <text:p>total CPU cores</text:p>
            </chart:title>
          </chart:axis>
          <chart:axis chart:dimension="y" chart:name="primary-y" chart:style-name="ch6">
            <chart:title svg:x="0.283cm" svg:y="7.805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multi node'.J2:'CPU multi node'.J21" chart:class="chart:scatter">
            <chart:domain table:cell-range-address="'CPU multi node'.F2:'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multi node'.F2:'CPU multi node'.F21">1</text:p>
              </table:table-cell>
              <table:table-cell office:value-type="float" office:value="0.00000896594">
                <text:p text:id="'CPU multi node'.J2:'CPU multi node'.J21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1323">
                <text:p>0.000002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210226">
                <text:p>0.000001210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612934">
                <text:p>0.000000612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